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list-style-name="LFO1" style:family="paragraph"/>
    <style:style style:name="P82" style:parent-style-name="Standard" style:list-style-name="LFO1" style:family="paragraph"/>
    <style:style style:name="P83" style:parent-style-name="Standard" style:list-style-name="LFO1" style:family="paragraph"/>
    <style:style style:name="P84" style:parent-style-name="Standard" style:list-style-name="LFO1" style:family="paragraph"/>
    <style:style style:name="P85" style:parent-style-name="Standard" style:list-style-name="LFO1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/>
    <style:style style:name="P91" style:parent-style-name="Standard" style:list-style-name="LFO1" style:family="paragraph"/>
    <style:style style:name="P92" style:parent-style-name="Standard" style:list-style-name="LFO1" style:family="paragraph"/>
    <style:style style:name="P93" style:parent-style-name="Standard" style:list-style-name="LFO1" style:family="paragraph"/>
    <style:style style:name="P94" style:parent-style-name="Standard" style:list-style-name="LFO1" style:family="paragraph"/>
    <style:style style:name="P95" style:parent-style-name="Standard" style:list-style-name="LFO1" style:family="paragraph"/>
    <style:style style:name="P96" style:parent-style-name="Standard" style:list-style-name="LFO1" style:family="paragraph"/>
    <style:style style:name="P97" style:parent-style-name="Standard" style:list-style-name="LFO1" style:family="paragraph"/>
    <style:style style:name="P98" style:parent-style-name="Standard" style:list-style-name="LFO1" style:family="paragraph"/>
    <style:style style:name="P99" style:parent-style-name="Standard" style:list-style-name="LFO1" style:family="paragraph"/>
    <style:style style:name="P100" style:parent-style-name="Standard" style:list-style-name="LFO1" style:family="paragraph"/>
    <style:style style:name="P101" style:parent-style-name="Standard" style:list-style-name="LFO1" style:family="paragraph"/>
    <style:style style:name="P102" style:parent-style-name="Standard" style:list-style-name="LFO1" style:family="paragraph"/>
    <style:style style:name="P103" style:parent-style-name="Standard" style:list-style-name="LFO1" style:family="paragraph"/>
    <style:style style:name="P104" style:parent-style-name="Standard" style:list-style-name="LFO1" style:family="paragraph"/>
    <style:style style:name="P105" style:parent-style-name="Standard" style:list-style-name="LFO1" style:family="paragraph"/>
    <style:style style:name="P106" style:parent-style-name="Standard" style:list-style-name="LFO1" style:family="paragraph"/>
    <style:style style:name="P107" style:parent-style-name="Standard" style:list-style-name="LFO1" style:family="paragraph"/>
    <style:style style:name="P108" style:parent-style-name="Standard" style:list-style-name="LFO1" style:family="paragraph"/>
    <style:style style:name="P109" style:parent-style-name="Standard" style:list-style-name="LFO1" style:family="paragraph"/>
    <style:style style:name="P110" style:parent-style-name="Standard" style:list-style-name="LFO1" style:family="paragraph"/>
    <style:style style:name="P111" style:parent-style-name="Standard" style:list-style-name="LFO1" style:family="paragraph"/>
    <style:style style:name="P112" style:parent-style-name="Standard" style:list-style-name="LFO1" style:family="paragraph"/>
    <style:style style:name="P113" style:parent-style-name="Standard" style:list-style-name="LFO1" style:family="paragraph"/>
    <style:style style:name="P114" style:parent-style-name="Standard" style:list-style-name="LFO1" style:family="paragraph"/>
    <style:style style:name="P115" style:parent-style-name="Standard" style:list-style-name="LFO1" style:family="paragraph"/>
    <style:style style:name="P116" style:parent-style-name="Standard" style:list-style-name="LFO1" style:family="paragraph"/>
    <style:style style:name="P117" style:parent-style-name="Standard" style:list-style-name="LFO1" style:family="paragraph"/>
    <style:style style:name="P118" style:parent-style-name="Standard" style:list-style-name="LFO1" style:family="paragraph"/>
    <style:style style:name="P119" style:parent-style-name="Standard" style:list-style-name="LFO1" style:family="paragraph"/>
    <style:style style:name="P120" style:parent-style-name="Standard" style:list-style-name="LFO1" style:family="paragraph"/>
    <style:style style:name="P121" style:parent-style-name="Standard" style:list-style-name="LFO1" style:family="paragraph"/>
    <style:style style:name="P122" style:parent-style-name="Standard" style:list-style-name="LFO1" style:family="paragraph"/>
    <style:style style:name="P123" style:parent-style-name="Standard" style:list-style-name="LFO1" style:family="paragraph"/>
    <style:style style:name="P124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estern Union’s network was first to span the North American continent. They provided a telegraph station and an operator at each train station. Operator sends the message out in Morse code, from 1860 to 1861, point-to-point</text:p>
        </text:list-item>
        <text:list-item>
          <text:p text:style-name="P2">Bell<text:s/>Telephone began in late 1890, point-to-point-each subscriber is able to talk to only one other telephone</text:p>
        </text:list-item>
        <text:list-item>
          <text:p text:style-name="P3">Data Encoded</text:p>
          <text:list text:continue-numbering="true">
            <text:list-item>
              <text:p text:style-name="P4">Baudot-uses 5 bit to represent 32 different characters</text:p>
            </text:list-item>
            <text:list-item>
              <text:p text:style-name="P5">ASCII-uses 7 bits to represent 128 characters</text:p>
            </text:list-item>
            <text:list-item>
              <text:p text:style-name="P6">EBCDIC-uses 8 bits to represent 256 different characters</text:p>
            </text:list-item>
          </text:list>
        </text:list-item>
        <text:list-item>
          <text:p text:style-name="P7">How host computers and terminal work</text:p>
          <text:list text:continue-numbering="true">
            <text:list-item>
              <text:p text:style-name="P8">Early computer systems were very large and very expensive</text:p>
              <text:list text:continue-numbering="true">
                <text:list-item>
                  <text:p text:style-name="P9">Time sharing allows more than one user to use the computer simultaneously</text:p>
                </text:list-item>
                <text:list-item>
                  <text:p text:style-name="P10">Terminals are connected via cables</text:p>
                </text:list-item>
                <text:list-item>
                  <text:p text:style-name="P11">Early terminals are typewriters</text:p>
                </text:list-item>
                <text:list-item>
                  <text:p text:style-name="P12">Later being replaced by VDT</text:p>
                </text:list-item>
              </text:list>
            </text:list-item>
            <text:list-item>
              <text:p text:style-name="P13">Small branch office with a single computer uses a leased line to connect to host computer</text:p>
            </text:list-item>
            <text:list-item>
              <text:p text:style-name="P14">Local users usually are connected directly to host computers</text:p>
            </text:list-item>
            <text:list-item>
              <text:p text:style-name="P15">Large branch offices usually employ a statistical multiplexer to combine data<text:s/>from several terminals into a single data stream, which in turn is connected to a leased phone line to host computers</text:p>
            </text:list-item>
            <text:list-item>
              <text:p text:style-name="P16">Remote users use dial-up modem to connect to the host computer</text:p>
            </text:list-item>
          </text:list>
        </text:list-item>
        <text:list-item>
          <text:p text:style-name="P17">PC as Terminals</text:p>
          <text:list text:continue-numbering="true">
            <text:list-item>
              <text:p text:style-name="P18">Computer terminal cant do anything unless it is connected<text:s/>to a host computer</text:p>
              <text:list text:continue-numbering="true">
                <text:list-item>
                  <text:p text:style-name="P19">Once connected, keyboard input is sent ot the host computer.</text:p>
                </text:list-item>
                <text:list-item>
                  <text:p text:style-name="P20">Output form host computer is displayed on the terminal</text:p>
                </text:list-item>
                <text:list-item>
                  <text:p text:style-name="P21">Host computer do all the works</text:p>
                </text:list-item>
                <text:list-item>
                  <text:p text:style-name="P22">This type of system is called a SHARED PROCESSOR SYSTEM</text:p>
                </text:list-item>
              </text:list>
            </text:list-item>
            <text:list-item>
              <text:p text:style-name="P23">Many advantages</text:p>
              <text:list text:continue-numbering="true">
                <text:list-item>
                  <text:p text:style-name="P24">Cheaper<text:s/></text:p>
                </text:list-item>
                <text:list-item>
                  <text:p text:style-name="P25">Reliable—a crashed PC hurt whole system</text:p>
                </text:list-item>
              </text:list>
            </text:list-item>
            <text:list-item>
              <text:p text:style-name="P26">Problems:</text:p>
              <text:list text:continue-numbering="true">
                <text:list-item>
                  <text:p text:style-name="P27">Networked pcs are often difficult to maintain</text:p>
                </text:list-item>
                <text:list-item>
                  <text:p text:style-name="P28">PCs are susceptible to computer viruses, user configuration</text:p>
                </text:list-item>
              </text:list>
            </text:list-item>
            <text:list-item>
              <text:p text:style-name="P29">The best-blend distributed and centralized computer systems together –two new models</text:p>
              <text:list text:continue-numbering="true">
                <text:list-item>
                  <text:p text:style-name="P30">The thin client<text:s/>(client directly connected to server)</text:p>
                </text:list-item>
                <text:list-item>
                  <text:p text:style-name="P31">Application service provider (ASP)</text:p>
                </text:list-item>
              </text:list>
            </text:list-item>
          </text:list>
        </text:list-item>
        <text:list-item>
          <text:p text:style-name="P32">How broadband works</text:p>
          <text:list text:continue-numbering="true">
            <text:list-item>
              <text:p text:style-name="P33">The internet connects millions of computers<text:s/></text:p>
              <text:list text:continue-numbering="true">
                <text:list-item>
                  <text:p text:style-name="P34">Multimedia content becomes the main content people downloaded from the internet</text:p>
                </text:list-item>
                <text:list-item>
                  <text:p text:style-name="P35">It requires more bandwidth-broadband<text:s/>connection is required</text:p>
                </text:list-item>
                <text:list-item>
                  <text:p text:style-name="P36">ISDN, ADSL, cable modem</text:p>
                </text:list-item>
              </text:list>
            </text:list-item>
            <text:list-item>
              <text:p text:style-name="P37">How ISDN works</text:p>
              <text:list text:continue-numbering="true">
                <text:list-item>
                  <text:p text:style-name="P38">Integrated Services Digital Network</text:p>
                  <text:list text:continue-numbering="true">
                    <text:list-item>
                      <text:p text:style-name="P39">It is an all-digital telephone service</text:p>
                    </text:list-item>
                    <text:list-item>
                      <text:p text:style-name="P40">It has two 64Kbps connections</text:p>
                      <text:list text:continue-numbering="true">
                        <text:list-item>
                          <text:p text:style-name="P41">Each operates independently for voice or data communication</text:p>
                        </text:list-item>
                        <text:list-item>
                          <text:p text:style-name="P42">Two phone numbers</text:p>
                        </text:list-item>
                        <text:list-item>
                          <text:p text:style-name="P43">Both channels can be combined to become a 128Kbps lin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How DSL Works</text:p>
              <text:soft-page-break/>
              <text:list text:continue-numbering="true">
                <text:list-item>
                  <text:p text:style-name="P45">Digital Subscriber Link</text:p>
                  <text:list text:continue-numbering="true">
                    <text:list-item>
                      <text:p text:style-name="P46">Uses the existing telephone network wiring to deliver all digital connection</text:p>
                    </text:list-item>
                    <text:list-item>
                      <text:p text:style-name="P47">Share the wire path with conventional phone line</text:p>
                    </text:list-item>
                    <text:list-item>
                      <text:p text:style-name="P48">Has only one data channel<text:s/></text:p>
                    </text:list-item>
                    <text:list-item>
                      <text:p text:style-name="P49">Data and voice<text:s/>don’t interfere with one another<text:s/></text:p>
                    </text:list-item>
                    <text:list-item>
                      <text:p text:style-name="P50">There are several different varieties of DLS</text:p>
                      <text:list text:continue-numbering="true">
                        <text:list-item>
                          <text:p text:style-name="P51">Asymmetrical DSL<text:s/></text:p>
                        </text:list-item>
                        <text:list-item>
                          <text:p text:style-name="P52">Faster for download, slow for uplo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How Cable Modems work</text:p>
              <text:list text:continue-numbering="true">
                <text:list-item>
                  <text:p text:style-name="P54">Use your local cable company’s cable TV network</text:p>
                </text:list-item>
                <text:list-item>
                  <text:p text:style-name="P55">Unlike DSL connects each house with individual phone<text:s/>line, cable modem uses shared TV cable for whole neighborhood.</text:p>
                </text:list-item>
                <text:list-item>
                  <text:p text:style-name="P56">You have to share the cable’s Internet bandwidth with all the other users in your neighborhood</text:p>
                </text:list-item>
              </text:list>
            </text:list-item>
          </text:list>
        </text:list-item>
        <text:list-item>
          <text:p text:style-name="P57">Transmission Control Protocol (TCP)</text:p>
        </text:list-item>
        <text:list-item>
          <text:p text:style-name="P58">Internet Protocol (IP)</text:p>
        </text:list-item>
        <text:list-item>
          <text:p text:style-name="P59">Different types of Email</text:p>
          <text:list text:continue-numbering="true">
            <text:list-item>
              <text:p text:style-name="P60">Most use Simple Mail Transfer Protocol (SMTP)</text:p>
            </text:list-item>
            <text:list-item>
              <text:p text:style-name="P61">Post Office Protocol (POP3)</text:p>
            </text:list-item>
          </text:list>
        </text:list-item>
        <text:list-item>
          <text:p text:style-name="P62">Hosts</text:p>
          <text:list text:continue-numbering="true">
            <text:list-item>
              <text:p text:style-name="P63">End systems-Internet of things (IOT) aka edge</text:p>
            </text:list-item>
          </text:list>
        </text:list-item>
        <text:list-item>
          <text:p text:style-name="P64">Network Core- level next to end systems controlled by ISPs such as ATT, WOW, ect.</text:p>
        </text:list-item>
        <text:list-item>
          <text:p text:style-name="P65">Access Network-The next layer of networking</text:p>
        </text:list-item>
        <text:list-item>
          <text:p text:style-name="P66">Protocols</text:p>
          <text:list text:continue-numbering="true">
            <text:list-item>
              <text:p text:style-name="P67">TCP</text:p>
            </text:list-item>
            <text:list-item>
              <text:p text:style-name="P68">IP</text:p>
            </text:list-item>
            <text:list-item>
              <text:p text:style-name="P69">HTTP -Hyper Text Transfer Protocols</text:p>
            </text:list-item>
            <text:list-item>
              <text:p text:style-name="P70">FTP-File Transfer Protocol</text:p>
            </text:list-item>
            <text:list-item>
              <text:p text:style-name="P71">PPP-Peer-to-Peer Protocol</text:p>
            </text:list-item>
          </text:list>
        </text:list-item>
        <text:list-item>
          <text:p text:style-name="P72">Internet -Network of networks</text:p>
          <text:list text:continue-numbering="true">
            <text:list-item>
              <text:p text:style-name="P73">public vs private</text:p>
              <text:list text:continue-numbering="true">
                <text:list-item>
                  <text:p text:style-name="P74">RFC-Request for comments</text:p>
                </text:list-item>
                <text:list-item>
                  <text:p text:style-name="P75">IETF-Internet Engineering Task Force</text:p>
                </text:list-item>
              </text:list>
            </text:list-item>
          </text:list>
        </text:list-item>
        <text:list-item>
          <text:p text:style-name="P76">Two services from internet</text:p>
          <text:list text:continue-numbering="true">
            <text:list-item>
              <text:p text:style-name="P77">Nuts and Bolts</text:p>
              <text:list text:continue-numbering="true">
                <text:list-item>
                  <text:p text:style-name="P78">hardware</text:p>
                </text:list-item>
                <text:list-item>
                  <text:p text:style-name="P79">software</text:p>
                </text:list-item>
              </text:list>
            </text:list-item>
            <text:list-item>
              <text:p text:style-name="P80">Service-Infrastructure</text:p>
              <text:list text:continue-numbering="true">
                <text:list-item>
                  <text:p text:style-name="P81">Connection Oriented</text:p>
                  <text:list text:continue-numbering="true">
                    <text:list-item>
                      <text:p text:style-name="P82">Such as a person sending a message to another person, that second person will receive</text:p>
                    </text:list-item>
                    <text:list-item>
                      <text:p text:style-name="P83">slow but reliable</text:p>
                    </text:list-item>
                  </text:list>
                </text:list-item>
                <text:list-item>
                  <text:p text:style-name="P84">Connection-less</text:p>
                  <text:list text:continue-numbering="true">
                    <text:list-item>
                      <text:p text:style-name="P85">Same as above, but the second person may receive the information.</text:p>
                    </text:list-item>
                    <text:list-item>
                      <text:p text:style-name="P86">Not reliable</text:p>
                    </text:list-item>
                  </text:list>
                </text:list-item>
                <text:list-item>
                  <text:p text:style-name="P87">30 fps to properly see video</text:p>
                </text:list-item>
              </text:list>
            </text:list-item>
          </text:list>
        </text:list-item>
        <text:list-item>
          <text:p text:style-name="P88">Protocols Defined</text:p>
          <text:list text:continue-numbering="true">
            <text:list-item>
              <text:p text:style-name="P89">Format and order of messages sent and received among network entities</text:p>
            </text:list-item>
            <text:list-item>
              <text:p text:style-name="P90">Actions taken on msg transmission, receipt</text:p>
            </text:list-item>
          </text:list>
        </text:list-item>
        <text:list-item>
          <text:p text:style-name="P91">Network edge</text:p>
          <text:list text:continue-numbering="true">
            <text:list-item>
              <text:p text:style-name="P92">usually connected to edge routers</text:p>
            </text:list-item>
            <text:list-item>
              <text:p text:style-name="P93">applications and hosts</text:p>
            </text:list-item>
          </text:list>
        </text:list-item>
        <text:list-item>
          <text:p text:style-name="P94">Network Core</text:p>
          <text:list text:continue-numbering="true">
            <text:list-item>
              <text:p text:style-name="P95">routers, network services</text:p>
            </text:list-item>
            <text:list-item>
              <text:p text:style-name="P96">network of networks</text:p>
            </text:list-item>
          </text:list>
        </text:list-item>
        <text:list-item>
          <text:p text:style-name="P97">Access networks, physical media</text:p>
          <text:list text:continue-numbering="true">
            <text:list-item>
              <text:p text:style-name="P98">communication links</text:p>
            </text:list-item>
          </text:list>
        </text:list-item>
        <text:list-item>
          <text:p text:style-name="P99">**communication models**(TEST MATERIAL)</text:p>
          <text:list text:continue-numbering="true">
            <text:list-item>
              <text:p text:style-name="P100">client/server model</text:p>
              <text:list text:continue-numbering="true">
                <text:list-item>
                  <text:p text:style-name="P101">client host request, receives service from always-on server</text:p>
                </text:list-item>
                <text:list-item>
                  <text:p text:style-name="P102">such as web<text:s/>browsers/se3rver; email client/server</text:p>
                </text:list-item>
              </text:list>
            </text:list-item>
            <text:list-item>
              <text:p text:style-name="P103">peer-peer model</text:p>
              <text:list text:continue-numbering="true">
                <text:list-item>
                  <text:p text:style-name="P104">minimal use or dedicated servers</text:p>
                </text:list-item>
                <text:list-item>
                  <text:p text:style-name="P105">such as Gnutella, KaZaA</text:p>
                </text:list-item>
              </text:list>
            </text:list-item>
            <text:list-item>
              <text:p text:style-name="P106">Hybrid</text:p>
              <text:list text:continue-numbering="true">
                <text:list-item>
                  <text:p text:style-name="P107">Mixture of both</text:p>
                  <text:list text:continue-numbering="true">
                    <text:list-item>
                      <text:p text:style-name="P108">such as Facebook messaging services</text:p>
                    </text:list-item>
                  </text:list>
                </text:list-item>
              </text:list>
            </text:list-item>
            <text:list-item>
              <text:p text:style-name="P109">Connection Oriented Service</text:p>
              <text:list text:continue-numbering="true">
                <text:list-item>
                  <text:p text:style-name="P110">Goal is data transfer between end systems</text:p>
                </text:list-item>
                <text:list-item>
                  <text:p text:style-name="P111">handshaking: setup or prepare data transfer ahead of time</text:p>
                  <text:list text:continue-numbering="true">
                    <text:list-item>
                      <text:p text:style-name="P112">machines: set up “stat’ in two communicating hosts</text:p>
                    </text:list-item>
                  </text:list>
                </text:list-item>
                <text:list-item>
                  <text:p text:style-name="P113">Protocol used in this service:</text:p>
                  <text:list text:continue-numbering="true">
                    <text:list-item>
                      <text:p text:style-name="P114">TCP-Transmission Control</text:p>
                    </text:list-item>
                    <text:list-item>
                      <text:p text:style-name="P115">Internet’s connection-oriented services</text:p>
                    </text:list-item>
                  </text:list>
                </text:list-item>
                <text:list-item>
                  <text:p text:style-name="P116">TCP service (RFC 793)-Services to minimize problems</text:p>
                  <text:list text:continue-numbering="true">
                    <text:list-item>
                      <text:p text:style-name="P117">reliable in order byte-stream data transfer</text:p>
                      <text:list text:continue-numbering="true">
                        <text:list-item>
                          <text:p text:style-name="P118">loss acknowledgment re-transmissions</text:p>
                        </text:list-item>
                      </text:list>
                    </text:list-item>
                    <text:list-item>
                      <text:p text:style-name="P119">Flow control</text:p>
                      <text:list text:continue-numbering="true">
                        <text:list-item>
                          <text:p text:style-name="P120">sender won’t overwhelm receiver</text:p>
                        </text:list-item>
                      </text:list>
                    </text:list-item>
                    <text:list-item>
                      <text:p text:style-name="P121">Congestion control</text:p>
                      <text:list text:continue-numbering="true">
                        <text:list-item>
                          <text:p text:style-name="P122">Senders “slow down sending rates” when network congest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END OF NOTES TO SLIDE 22 on Theory 2 slides</text:p>
            </text:list-item>
            <text:list-item>
              <text:p text:style-name="P124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Theory 1 Notes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Chism</dc:creator>
    <meta:creation-date>2019-01-29T09:51:00Z</meta:creation-date>
    <dc:date>2019-02-06T15:41:00Z</dc:date>
    <meta:template xlink:href="Normal" xlink:type="simple"/>
    <meta:editing-cycles>23</meta:editing-cycles>
    <meta:editing-duration>PT5160S</meta:editing-duration>
    <meta:document-statistic meta:page-count="3" meta:paragraph-count="9" meta:word-count="747" meta:character-count="4996" meta:row-count="35" meta:non-whitespace-character-count="4258"/>
  </office:meta>
</office:document-meta>
</file>